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odie and the Blow fish</text:p>
      <text:p text:style-name="Standard"/>
      <text:p text:style-name="Standard">We are an elite blog site with the goal to bring the worlds food to your home. Our founder traveled the world in search of the best food. On his travails he met other foodies who shared his quest. One late night while sitting around a fire in the Appalacian mountains drinking the natives toka toka beverage, Our founder's spirit animal the blow fish appeared to him and told him of the future and the future was blogg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eanor Miller</meta:initial-creator>
    <meta:creation-date>2016-04-20T13:06:39.77</meta:creation-date>
    <meta:document-statistic meta:table-count="0" meta:image-count="0" meta:object-count="0" meta:page-count="1" meta:paragraph-count="2" meta:word-count="83" meta:character-count="446"/>
    <dc:date>2016-04-20T20:43:27.15</dc:date>
    <dc:creator>Eleanor Miller</dc:creator>
    <meta:editing-duration>PT7H21M37S</meta:editing-duration>
    <meta:editing-cycles>1</meta:editing-cycles>
    <meta:generator>OpenOffice/4.1.2$Win32 OpenOffice.org_project/412m3$Build-9782</meta:generator>
  </office:meta>
</office:document-meta>
</file>